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ackground-color="#00cc00" fo:border="none"/>
    </style:style>
    <style:style style:name="ce6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10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0008in solid #000000"/>
    </style:style>
    <style:style style:name="ce38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0" table:default-cell-style-name="ce1"/>
        <table:table-column table:style-name="co13" table:default-cell-style-name="ce32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6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7" table:number-columns-repeated="52"/>
          <table:table-cell table:style-name="ce4" table:number-columns-repeated="525"/>
          <table:table-cell table:style-name="ce37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9">
            <text:p>19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style-name="ce38" table:number-columns-repeated="577"/>
          <table:table-cell table:style-name="ce37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22">
            <text:p>2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number-columns-repeated="2"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0">
            <text:p>4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46">
            <text:p>46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1">
            <text:p>6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67">
            <text:p>67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73">
            <text:p>73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79">
            <text:p>7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9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88">
            <text:p>88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94">
            <text:p>9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9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4" office:value-type="float" office:value="100">
            <text:p>100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33" office:value-type="string">
            <text:p>128</text:p>
          </table:table-cell>
          <table:table-cell table:style-name="ce35"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01">
            <text:p>0.01</text:p>
          </table:table-cell>
          <table:table-cell table:number-columns-repeated="1005"/>
        </table:table-row>
        <table:table-row table:style-name="ro1">
          <table:table-cell table:style-name="ce5" office:value-type="float" office:value="103">
            <text:p>10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9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5" office:value-type="float" office:value="106">
            <text:p>10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31" office:value-type="string">
            <text:p>(-2,2)</text:p>
          </table:table-cell>
          <table:table-cell table:style-name="ce31" office:value-type="string">
            <text:p>(-10,10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31" office:value-type="string">
            <text:p>(-2,2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8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8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0" office:value-type="string">
            <text:p>(-2,2)</text:p>
          </table:table-cell>
          <table:table-cell table:style-name="ce30" office:value-type="string">
            <text:p>(-10,10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-2,2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5">01/15/2024</text:date>, <text:time>15:0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5T15:05:58</dc:date>
    <meta:editing-cycles>260</meta:editing-cycles>
    <meta:editing-duration>PT6H20M51S</meta:editing-duration>
    <meta:document-statistic meta:table-count="1" meta:cell-count="2076" meta:object-count="0"/>
  </office:meta>
</office:document-meta>
</file>